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C0000019A7680B85B3AB56F1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tru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subtitle">
      <style:graphic-properties draw:fill-color="#ffffff" draw:auto-grow-height="true" fo:min-height="16.26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text-properties fo:color="#000000"/>
    </style:style>
    <style:style style:name="P3" style:family="paragraph">
      <loext:graphic-properties draw:fill-color="#ffffff"/>
    </style:style>
    <style:style style:name="P4" style:family="paragraph">
      <style:text-properties fo:color="#c9211e"/>
    </style:style>
    <style:style style:name="P5" style:family="paragraph">
      <style:text-properties fo:color="#000000" fo:font-size="26pt" fo:font-weight="normal" style:font-size-asian="26pt" style:font-weight-asian="normal" style:font-size-complex="26pt" style:font-weight-complex="normal"/>
    </style:style>
    <style:style style:name="P6" style:family="paragraph">
      <style:text-properties fo:color="#ffff66" fo:font-size="26pt" fo:font-weight="normal" style:font-size-asian="26pt" style:font-weight-asian="normal" style:font-size-complex="26pt" style:font-weight-complex="normal"/>
    </style:style>
    <style:style style:name="P7" style:family="paragraph">
      <style:text-properties fo:font-size="2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60pt" style:font-size-asian="60pt" style:font-size-complex="60pt"/>
    </style:style>
    <style:style style:name="P10" style:family="paragraph">
      <loext:graphic-properties draw:fill-color="#ffffff"/>
      <style:text-properties fo:font-size="60pt" style:font-size-asian="60pt" style:font-size-complex="60pt"/>
    </style:style>
    <style:style style:name="T1" style:family="text">
      <style:text-properties fo:color="#000000"/>
    </style:style>
    <style:style style:name="T2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c9211e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6.922cm" svg:x="2.2cm" svg:y="9.94cm" presentation:class="title" presentation:user-transformed="true">
          <draw:text-box>
            <text:p text:style-name="P1"><text:span text:style-name="T1">CAPITOLO 8</text:span><text:span text:style-name="T1"><text:line-break/></text:span><text:span text:style-name="T1">AL DI QUA DEL BENE E DEL MA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 text:style-name="P1"><text:span text:style-name="T1">IL TEMA</text:span></text:p>
          </draw:text-box>
        </draw:frame>
        <draw:frame presentation:style-name="pr4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<text:span text:style-name="T1">Al di qua del bene e del male è il titolo usato da Levi in questo capitolo, esso ha un valore simbolico e, usando l’esempio degli scambi e dei furti che avvengono fra detenuti e non, all’interno dei lager, e ciò che le SS tollerano e quello che invece puniscono, ci fa capire come il concetto di “GIUSTO” e “SBAGLIATO” “al di qua” del filo spinato assuma un concetto differente da come lo immaginiamo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 text:style-name="P1"><text:span text:style-name="T1">IL WASCHETAUSCHEN</text:span></text:p>
          </draw:text-box>
        </draw:frame>
        <draw:frame presentation:style-name="pr4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2">Il Waschetauschen o cerimonia del cambio della biancheria, è un avvenimento periodico che avviene all’interno del Lager in cui la biancheria viene sostituita con altra di ricambio che viene inviata da fuori all’interno del Lager. Riferendosi a questo avvenimento poi Levi ci descrive quella che è la fitta rete di scambi che avviene sia all’interno che fuori dal Lager e di come la stoffa sia essa stessa un bene prezioso e uno dei principali oggetti di scambi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Impress1" presentation:presentation-page-layout-name="AL2T1">
        <office:forms form:automatic-focus="false" form:apply-design-mode="false"/>
        <draw:frame presentation:style-name="pr6" draw:text-style-name="P2" draw:layer="layout" svg:width="24.599cm" svg:height="4.235cm" svg:x="2cm" svg:y="0.472cm" presentation:class="title" presentation:user-transformed="true">
          <draw:text-box>
            <text:p text:style-name="P2"><text:span text:style-name="T1">LO SCAMBIO ALL’INTERNO DEL LAGER</text:span></text:p>
          </draw:text-box>
        </draw:frame>
        <draw:frame presentation:style-name="pr4" draw:text-style-name="P7" draw:layer="layout" svg:width="24cm" svg:height="12.18cm" svg:x="1.8cm" svg:y="5.22cm" presentation:class="outline" presentation:user-transformed="true">
          <draw:text-box>
            <text:list text:style-name="L3">
              <text:list-item>
                <text:p text:style-name="P7">È severamente proibito dalle SS e dai Kapo</text:p>
              </text:list-item>
              <text:list-item>
                <text:p text:style-name="P7">Viene Praticato in luoghi poco affollati dove c’è poca probabilità di essere scoperti</text:p>
              </text:list-item>
              <text:list-item>
                <text:p text:style-name="P7">Funziona come un vero e proprio mercato, dove chi abbonda di un determinato bene(es è riuscito ad ottenere una camicia o una razione di pane in più) lo scambia con un bene di cui necessita maggiormente</text:p>
              </text:list-item>
              <text:list-item>
                <text:p text:style-name="P7">I beni maggiormente scambiati sono: Razioni di Pane, Zuppa, Stoffa e Biancheria e Mahorca(Tabacc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 text:style-name="P1"><text:span text:style-name="T1">IL BUONO PREMIO</text:span>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È la moneta principale che circola nel Lager</text:p>
              </text:list-item>
              <text:list-item>
                <text:p>Viene distribuita nella Buna, il campo di lavoro di Auschwitz, ai migliori lavoratori</text:p>
              </text:list-item>
              <text:list-item>
                <text:p>Fra le tante cose permette l’acquisto di Mahorca</text:p>
              </text:list-item>
              <text:list-item>
                <text:p>La sua distribuzione avviene con iniquità e la maggior parte finisce nelle mani dei kap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 text:style-name="P1"><text:span text:style-name="T1">I RAPPORTI CON LA BUNA</text:span></text:p>
          </draw:text-box>
        </draw:frame>
        <draw:frame presentation:style-name="pr4" draw:text-style-name="P8" draw:layer="layout" svg:width="24cm" svg:height="12.18cm" svg:x="1.8cm" svg:y="4.42cm" presentation:class="outline" presentation:user-transformed="true">
          <draw:text-box>
            <text:p text:style-name="P8"><text:span text:style-name="T3">La buna è uno dei principali campi di lavoro, si trova nelle vicinanze di Auschwitz ed è volto alla produzione di gomma sintetica, al suo interno vi sono i detenuti-lavoratori ebrei, detti Haftlinge, ma anche lavoratori civili (criminali, nemici politici ecc.) che godono di miglior trattamento rispetto ad un normale detenuto ebreo, all’interno della buna e non, vi sono frequenti rapporti di scambio fra Haftlinge e Civili e oltre allo scambio, vengono attuati dei veri e propri furti, fra queste due categorie, che vengono puniti e tollerati dalle SS in diverso mod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 text:style-name="P1"><text:span text:style-name="T1">IL RUOLO DEL KA-BE</text:span></text:p>
          </draw:text-box>
        </draw:frame>
        <draw:frame presentation:style-name="pr4" draw:layer="layout" svg:width="24cm" svg:height="12.18cm" svg:x="2cm" svg:y="6cm" presentation:class="outline">
          <draw:text-box>
            <text:p>In questa fitta rete di scambi e furti il Ka-Be gioca un ruolo fondamentale perché</text:p>
            <text:list text:style-name="L3">
              <text:list-item>
                <text:p>È una zona sicura e poco sorvegliata dalle SS</text:p>
              </text:list-item>
              <text:list-item>
                <text:p>Gli Infermieri hanno il Monopolio sugli indumenti e le scarpe dei morti e, sui cucchiai, che fabbricati da Haftlinge e Civili vengono sequestrati ogni qualvolta uno di loro mette piede nel Ka-Be</text:p>
              </text:list-item>
            </text:list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Impress1" presentation:presentation-page-layout-name="AL2T1">
        <office:forms form:automatic-focus="false" form:apply-design-mode="false"/>
        <draw:frame presentation:style-name="pr6" draw:text-style-name="P2" draw:layer="layout" svg:width="24.599cm" svg:height="4.235cm" svg:x="2cm" svg:y="0.472cm" presentation:class="title" presentation:user-transformed="true">
          <draw:text-box>
            <text:p text:style-name="P2"><text:span text:style-name="T1">LA QUESTIONE DEL “GIUSTO E SBAGLIATO”</text:span></text:p>
          </draw:text-box>
        </draw:frame>
        <draw:frame presentation:style-name="pr4" draw:layer="layout" svg:width="24cm" svg:height="15.6cm" svg:x="2cm" svg:y="5.4cm" presentation:class="outline" presentation:user-transformed="true">
          <draw:text-box>
            <text:p>Le SS Tollerano:</text:p>
            <text:list text:style-name="L3">
              <text:list-item>
                <text:p><text:span text:style-name="T4">Il furto in Buna</text:span><text:span text:style-name="T5"> atto dagli Haftlinge ai danni dei civili, poiche ciò che resta all’interno del campo diventerà prima o poi proprietà delle SS, come i denti d’oro dei detenuti stessi e quindi è bene che tutto resti nel campo e non scappi fuori allo stesso modo la direzione civile della buna punisce severamente questo tipo di furto</text:span></text:p>
              </text:list-item>
            </text:list>
            <text:p><text:span text:style-name="T6">Le SS Puniscono:</text:span></text:p>
            <text:list text:continue-numbering="true" text:style-name="L3">
              <text:list-item>
                <text:p><text:span text:style-name="T4">Il furto nel Campo </text:span><text:span text:style-name="T7">praticato ad esempio dai civili agli Haftlinge, perché appunto i <text:s/>beni escono dal campo e dal controllo delle SS</text:span></text:p>
              </text:list-item>
              <text:list-item>
                <text:p><text:span text:style-name="T4">Il furto fra Detenuti </text:span><text:span text:style-name="T7">che colpisce in egual misura, sia il ladro che colui che ha ricevuto il furto</text:span></text:p>
              </text:list-item>
            </text:list>
            <text:p><text:span text:style-name="T8">QUINDI ESISTE UNA VISIONE DISTORTA DI CIO CHE E GIUSTO E SBAGLIATO ALL’INTERNO DEL LAGER E “AL DI QUA” DEL FILO SPINATO LA DEFINIZIONE DI BENE O DI MALE E STABILITA DAI TEDESCHI</text:span></text:p>
            <text:p><text:span text:style-name="T7"/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Impress1" presentation:presentation-page-layout-name="AL3T32">
        <office:forms form:automatic-focus="false" form:apply-design-mode="false"/>
        <draw:frame presentation:style-name="pr7" draw:text-style-name="P10" draw:layer="layout" svg:width="24.599cm" svg:height="16.26cm" svg:x="2cm" svg:y="0.836cm" presentation:class="subtitle">
          <draw:text-box>
            <text:p text:style-name="P9"><text:span text:style-name="T9">FI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0" draw:display-name="Bitmap 10" xlink:href="Pictures/10000000000002BC0000019A7680B85B3AB56F15.jpg" xlink:type="simple" xlink:show="embed" xlink:actuate="onLoad"/>
    <draw:fill-image draw:name="Bitmap_20_11" draw:display-name="Bitmap 11" xlink:href="Pictures/10000000000002BC0000019A7680B85B3AB56F15.jpg" xlink:type="simple" xlink:show="embed" xlink:actuate="onLoad"/>
    <draw:fill-image draw:name="Bitmap_20_4" draw:display-name="Bitmap 4" xlink:href="Pictures/10000000000002BC0000019A7680B85B3AB56F15.jpg" xlink:type="simple" xlink:show="embed" xlink:actuate="onLoad"/>
    <draw:fill-image draw:name="Bitmap_20_5" draw:display-name="Bitmap 5" xlink:href="Pictures/10000000000002BC0000019A7680B85B3AB56F15.jpg" xlink:type="simple" xlink:show="embed" xlink:actuate="onLoad"/>
    <draw:fill-image draw:name="Bitmap_20_6" draw:display-name="Bitmap 6" xlink:href="Pictures/10000000000002BC0000019A7680B85B3AB56F15.jpg" xlink:type="simple" xlink:show="embed" xlink:actuate="onLoad"/>
    <draw:fill-image draw:name="Bitmap_20_7" draw:display-name="Bitmap 7" xlink:href="Pictures/10000000000002BC0000019A7680B85B3AB56F15.jpg" xlink:type="simple" xlink:show="embed" xlink:actuate="onLoad"/>
    <draw:fill-image draw:name="Bitmap_20_8" draw:display-name="Bitmap 8" xlink:href="Pictures/10000000000002BC0000019A7680B85B3AB56F15.jpg" xlink:type="simple" xlink:show="embed" xlink:actuate="onLoad"/>
    <draw:fill-image draw:name="Bitmap_20_9" draw:display-name="Bitmap 9" xlink:href="Pictures/10000000000002BC0000019A7680B85B3AB56F15.jpg" xlink:type="simple" xlink:show="embed" xlink:actuate="onLoad"/>
    <draw:fill-image draw:name="background" xlink:href="Pictures/10000000000002BC0000019A7680B85B3AB56F15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solid" draw:fill-color="#ffffff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3T21:48:12.363000000</meta:creation-date>
    <meta:editing-duration>PT19M32S</meta:editing-duration>
    <meta:editing-cycles>8</meta:editing-cycles>
    <meta:generator>LibreOffice/6.2.7.1$Windows_x86 LibreOffice_project/23edc44b61b830b7d749943e020e96f5a7df63bf</meta:generator>
    <dc:title>Impress</dc:title>
    <dc:date>2019-12-13T22:59:35.928000000</dc:date>
    <meta:document-statistic meta:object-count="68"/>
  </office:meta>
</office:document-meta>
</file>